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cm" fo:margin-top="0.101cm" fo:margin-bottom="0.199cm" table:align="margins"/>
    </style:style>
    <style:style style:name="Table3.A" style:family="table-column">
      <style:table-column-properties style:column-width="5.752cm" style:rel-column-width="22175*"/>
    </style:style>
    <style:style style:name="Table3.B" style:family="table-column">
      <style:table-column-properties style:column-width="5.613cm" style:rel-column-width="21636*"/>
    </style:style>
    <style:style style:name="Table3.C" style:family="table-column">
      <style:table-column-properties style:column-width="5.636cm" style:rel-column-width="21724*"/>
    </style:style>
    <style:style style:name="Table3.A1" style:family="table-cell">
      <style:table-cell-properties fo:padding="0cm" fo:border="none"/>
    </style:style>
    <style:style style:name="Table10" style:family="table">
      <style:table-properties style:width="17cm" fo:margin-left="0cm" fo:margin-right="0cm" fo:margin-top="0.3cm" fo:margin-bottom="0.3cm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3.886cm" style:rel-column-width="14979*"/>
    </style:style>
    <style:style style:name="Table10.B" style:family="table-column">
      <style:table-column-properties style:column-width="5.653cm" style:rel-column-width="21792*"/>
    </style:style>
    <style:style style:name="Table10.C" style:family="table-column">
      <style:table-column-properties style:column-width="7.461cm" style:rel-column-width="28764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0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0.C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17cm" fo:margin-left="0cm" fo:margin-right="0cm" fo:margin-top="0cm" fo:margin-bottom="0.499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5.272cm" style:rel-column-width="20324*"/>
    </style:style>
    <style:style style:name="Table4.B" style:family="table-column">
      <style:table-column-properties style:column-width="11.728cm" style:rel-column-width="45211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4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4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8" style:family="table">
      <style:table-properties style:width="16.99cm" fo:margin-left="0cm" fo:margin-right="0.011cm" fo:margin-top="0cm" fo:margin-bottom="0.499cm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5.29cm" style:rel-column-width="20404*"/>
    </style:style>
    <style:style style:name="Table8.B" style:family="table-column">
      <style:table-column-properties style:column-width="11.7cm" style:rel-column-width="45131*"/>
    </style:style>
    <style:style style:name="Table8.1" style:family="table-row">
      <style:table-row-properties style:min-row-height="0.741cm" fo:keep-together="always"/>
    </style:style>
    <style:style style:name="Table8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14" style:family="table">
      <style:table-properties style:width="17.013cm" fo:margin-left="0cm" fo:margin-right="-0.012cm" fo:margin-top="0.254cm" fo:margin-bottom="0.432cm" fo:break-before="auto" fo:break-after="auto" table:align="margins" fo:keep-with-next="auto" style:may-break-between-rows="true" table:border-model="collapsing"/>
    </style:style>
    <style:style style:name="Table14.A" style:family="table-column">
      <style:table-column-properties style:column-width="3.006cm" style:rel-column-width="11578*"/>
    </style:style>
    <style:style style:name="Table14.B" style:family="table-column">
      <style:table-column-properties style:column-width="7.186cm" style:rel-column-width="27681*"/>
    </style:style>
    <style:style style:name="Table14.C" style:family="table-column">
      <style:table-column-properties style:column-width="6.821cm" style:rel-column-width="26276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4.A2" style:family="table-cell">
      <style:table-cell-properties style:vertical-align="top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6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6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" style:family="table">
      <style:table-properties style:width="17cm" fo:margin-left="0cm" fo:margin-right="0cm" fo:margin-top="0.199cm" fo:margin-bottom="0.499cm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5.292cm" style:rel-column-width="20398*"/>
    </style:style>
    <style:style style:name="Table7.B" style:family="table-column">
      <style:table-column-properties style:column-width="11.709cm" style:rel-column-width="45137*"/>
    </style:style>
    <style:style style:name="Table7.1" style:family="table-row">
      <style:table-row-properties style:min-row-height="0.741cm" fo:keep-together="always"/>
    </style:style>
    <style:style style:name="Table7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top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3" style:family="table-row">
      <style:table-row-properties fo:keep-together="always"/>
    </style:style>
    <style:style style:name="Table7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6" style:family="table-row">
      <style:table-row-properties fo:keep-together="always"/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8" style:family="table-row">
      <style:table-row-properties fo:keep-together="always"/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17.013cm" fo:margin-left="0cm" fo:margin-right="-0.012cm" fo:margin-top="0.3cm" fo:margin-bottom="0.499cm" fo:break-before="auto" fo:break-after="auto" table:align="margins" fo:keep-with-next="auto" style:may-break-between-rows="false" table:border-model="collapsing"/>
    </style:style>
    <style:style style:name="Table1.A" style:family="table-column">
      <style:table-column-properties style:column-width="5.265cm" style:rel-column-width="20282*"/>
    </style:style>
    <style:style style:name="Table1.B" style:family="table-column">
      <style:table-column-properties style:column-width="11.748cm" style:rel-column-width="4525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7cm" fo:margin-left="0cm" fo:margin-right="0cm" fo:margin-top="0cm" fo:margin-bottom="0.4cm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4.136cm" style:rel-column-width="15945*"/>
    </style:style>
    <style:style style:name="Table5.B" style:family="table-column">
      <style:table-column-properties style:column-width="12.864cm" style:rel-column-width="49590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9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11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6.99cm" fo:margin-left="0cm" fo:margin-right="0.011cm" fo:margin-top="0cm" fo:margin-bottom="0.499cm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5.29cm" style:rel-column-width="20405*"/>
    </style:style>
    <style:style style:name="Table6.B" style:family="table-column">
      <style:table-column-properties style:column-width="11.7cm" style:rel-column-width="45130*"/>
    </style:style>
    <style:style style:name="Table6.1" style:family="table-row">
      <style:table-row-properties style:min-row-height="0.593cm" fo:keep-together="always"/>
    </style:style>
    <style:style style:name="Table6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3" style:family="table-row">
      <style:table-row-properties fo:keep-together="always"/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6.14" style:family="table-row">
      <style:table-row-properties fo:keep-together="always"/>
    </style:style>
    <style:style style:name="Table9" style:family="table">
      <style:table-properties style:width="17cm" fo:margin-top="0.3cm" fo:margin-bottom="0.499cm" fo:break-before="auto" fo:break-after="auto" table:align="left" fo:keep-with-next="auto" style:may-break-between-rows="true" table:border-model="collapsing"/>
    </style:style>
    <style:style style:name="Table9.A" style:family="table-column">
      <style:table-column-properties style:column-width="4.703cm"/>
    </style:style>
    <style:style style:name="Table9.B" style:family="table-column">
      <style:table-column-properties style:column-width="12.298cm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"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9.A2" style:family="table-cell">
      <style:table-cell-properties style:vertical-align="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9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3" style:family="table">
      <style:table-properties style:width="16.947cm" fo:margin-left="0cm" fo:margin-right="0.053cm" fo:margin-top="0.3cm" fo:margin-bottom="0.499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6.708cm" style:rel-column-width="25939*"/>
    </style:style>
    <style:style style:name="Table13.B" style:family="table-column">
      <style:table-column-properties style:column-width="10.239cm" style:rel-column-width="39596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text-properties officeooo:paragraph-rsid="0029a911"/>
    </style:style>
    <style:style style:name="P3" style:family="paragraph" style:parent-style-name="Text_20_body">
      <style:text-properties officeooo:paragraph-rsid="00733b65"/>
    </style:style>
    <style:style style:name="P4" style:family="paragraph" style:parent-style-name="Text_20_body">
      <style:text-properties officeooo:paragraph-rsid="001f0121"/>
    </style:style>
    <style:style style:name="P5" style:family="paragraph" style:parent-style-name="Text_20_body">
      <style:text-properties officeooo:paragraph-rsid="00ac0dfc"/>
    </style:style>
    <style:style style:name="P6" style:family="paragraph" style:parent-style-name="Text_20_body">
      <style:text-properties officeooo:paragraph-rsid="00a61078"/>
    </style:style>
    <style:style style:name="P7" style:family="paragraph" style:parent-style-name="Text_20_body">
      <style:text-properties fo:language="en" fo:country="US" officeooo:rsid="001f0121" officeooo:paragraph-rsid="00733b65"/>
    </style:style>
    <style:style style:name="P8" style:family="paragraph" style:parent-style-name="Text_20_body">
      <style:text-properties fo:language="en" fo:country="US" officeooo:paragraph-rsid="00a61078"/>
    </style:style>
    <style:style style:name="P9" style:family="paragraph" style:parent-style-name="Text_20_body">
      <style:text-properties officeooo:paragraph-rsid="00c43b34"/>
    </style:style>
    <style:style style:name="P10" style:family="paragraph" style:parent-style-name="Text_20_body">
      <style:text-properties officeooo:paragraph-rsid="00c5e3b7"/>
    </style:style>
    <style:style style:name="P11" style:family="paragraph" style:parent-style-name="Subtitle">
      <style:text-properties fo:language="en" fo:country="US" officeooo:rsid="001f0121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a61078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bfbd19" officeooo:paragraph-rsid="00bfbd19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e27694"/>
    </style:style>
    <style:style style:name="P15" style:family="paragraph" style:parent-style-name="Guide_20_Name">
      <style:text-properties fo:language="en" fo:country="US" officeooo:rsid="001f0121" officeooo:paragraph-rsid="00a513bf"/>
    </style:style>
    <style:style style:name="P16" style:family="paragraph" style:parent-style-name="Title">
      <style:text-properties fo:language="en" fo:country="US" officeooo:rsid="001f0121" officeooo:paragraph-rsid="00a513bf"/>
    </style:style>
    <style:style style:name="P17" style:family="paragraph" style:parent-style-name="Text_20_Note">
      <style:text-properties officeooo:paragraph-rsid="00a61078"/>
    </style:style>
    <style:style style:name="P18" style:family="paragraph" style:parent-style-name="Text_20_Body_20_List_20_Intro">
      <style:text-properties officeooo:paragraph-rsid="00a61078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c43b3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610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c035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22aa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top="0.076cm" fo:margin-bottom="0.051cm" loext:contextual-spacing="false" fo:text-align="start" style:justify-single-word="false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d42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.076cm" fo:margin-bottom="0.051cm" loext:contextual-spacing="false" fo:text-align="start" style:justify-single-word="false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dea8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List_20_1">
      <style:text-properties officeooo:paragraph-rsid="00a61078"/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Heading_20_1">
      <style:text-properties officeooo:paragraph-rsid="00ad421f"/>
    </style:style>
    <style:style style:name="P28" style:family="paragraph" style:parent-style-name="Heading_20_1">
      <style:text-properties officeooo:paragraph-rsid="00a61078"/>
    </style:style>
    <style:style style:name="P29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30" style:family="paragraph" style:parent-style-name="Heading_20_1" style:master-page-name="Standard">
      <style:paragraph-properties style:page-number="auto"/>
      <style:text-properties fo:language="en" fo:country="US" officeooo:paragraph-rsid="00a61078"/>
    </style:style>
    <style:style style:name="P31" style:family="paragraph" style:parent-style-name="Heading_20_1">
      <style:paragraph-properties fo:margin-top="0.3cm" fo:margin-bottom="0.3cm" loext:contextual-spacing="false" style:writing-mode="page"/>
      <style:text-properties officeooo:paragraph-rsid="00a61078"/>
    </style:style>
    <style:style style:name="P32" style:family="paragraph" style:parent-style-name="Heading_20_1">
      <style:paragraph-properties fo:margin-top="0.4cm" fo:margin-bottom="0.3cm" loext:contextual-spacing="false" style:writing-mode="page"/>
      <style:text-properties officeooo:paragraph-rsid="00a61078"/>
    </style:style>
    <style:style style:name="P33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4" style:family="paragraph" style:parent-style-name="Heading_20_2">
      <style:text-properties officeooo:paragraph-rsid="00733b65"/>
    </style:style>
    <style:style style:name="P35" style:family="paragraph" style:parent-style-name="Heading_20_2">
      <style:text-properties officeooo:paragraph-rsid="00916c9a"/>
    </style:style>
    <style:style style:name="P36" style:family="paragraph" style:parent-style-name="Heading_20_2">
      <style:text-properties officeooo:paragraph-rsid="00c2a1e5"/>
    </style:style>
    <style:style style:name="P37" style:family="paragraph" style:parent-style-name="Heading_20_2">
      <style:text-properties officeooo:paragraph-rsid="00c43b34"/>
    </style:style>
    <style:style style:name="P38" style:family="paragraph" style:parent-style-name="Heading_20_2">
      <style:text-properties officeooo:paragraph-rsid="00a61078"/>
    </style:style>
    <style:style style:name="P39" style:family="paragraph" style:parent-style-name="Heading_20_2" style:master-page-name="">
      <style:paragraph-properties style:page-number="auto" fo:break-before="auto" fo:break-after="auto" style:writing-mode="page"/>
    </style:style>
    <style:style style:name="P40" style:family="paragraph" style:parent-style-name="Footer">
      <style:paragraph-properties fo:text-align="start" style:justify-single-word="false"/>
      <style:text-properties officeooo:paragraph-rsid="00e3e018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Table_20_Contents" style:list-style-name="L1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610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7aace0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79ac0e"/>
    </style:style>
    <style:style style:name="T5" style:family="text">
      <style:text-properties officeooo:rsid="0029a911"/>
    </style:style>
    <style:style style:name="T6" style:family="text">
      <style:text-properties officeooo:rsid="00daba39"/>
    </style:style>
    <style:style style:name="T7" style:family="text">
      <style:text-properties officeooo:rsid="00dd6be9"/>
    </style:style>
    <style:style style:name="T8" style:family="text">
      <style:text-properties officeooo:rsid="00e04058"/>
    </style:style>
    <style:style style:name="T9" style:family="text">
      <style:text-properties officeooo:rsid="00e23bae"/>
    </style:style>
    <style:style style:name="T10" style:family="text">
      <style:text-properties officeooo:rsid="00e276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3cm" fo:text-indent="-0.635cm" fo:margin-left="1.47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8cm" fo:text-indent="-0.635cm" fo:margin-left="2.1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3cm" fo:text-indent="-0.635cm" fo:margin-left="2.74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8cm" fo:text-indent="-0.635cm" fo:margin-left="3.37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3cm" fo:text-indent="-0.635cm" fo:margin-left="4.01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8cm" fo:text-indent="-0.635cm" fo:margin-left="4.64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3cm" fo:text-indent="-0.635cm" fo:margin-left="5.28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8cm" fo:text-indent="-0.635cm" fo:margin-left="5.91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3cm" fo:text-indent="-0.635cm" fo:margin-left="6.5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8cm" fo:text-indent="-0.635cm" fo:margin-left="7.18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15"><draw:frame draw:style-name="fr1" draw:name="Image1" text:anchor-type="paragraph" svg:x="3.47cm" svg:y="0.45cm" svg:width="8.467cm" svg:height="1.778cm" draw:z-index="0"><draw:image xlink:href="Pictures/10000201000003E8000000D2325D0D779E2D1417.png" xlink:type="simple" xlink:show="embed" xlink:actuate="onLoad" loext:mime-type="image/png"/></draw:frame>Začínáme s programem LibreOffice</text:p>
      <text:p text:style-name="P16">Příloha A <text:s/><text:line-break/>Klávesové zkratky</text:p>
      <text:p text:style-name="P11"/>
      <text:section text:style-name="Sect1" text:name="GS6015S1" text:condition="ooow:book eq 1" text:display="condition">
        <text:h text:style-name="P29" text:outline-level="1"><text:bookmark-start text:name="__RefHeading__5636_1566568644"/>Autorská práva<text:bookmark-end text:name="__RefHeading__5636_1566568644"/></text:h>
        <text:p text:style-name="P3">Tento dokument je duševním vlastnictvím dokumentačního týmu LibreOffice Copyright © 2017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7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13">Olivier Hallot</text:p>
            </table:table-cell>
            <table:table-cell table:style-name="Table2.A1" office:value-type="string">
              <text:p text:style-name="P12"/>
            </table:table-cell>
            <table:table-cell table:style-name="Table2.A1" office:value-type="string">
              <text:p text:style-name="P12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3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2101209391" text:style-name="Heading_20_Note">
          <text:list-item>
            <text:p text:style-name="Heading_20_Note">Poznámka</text:p>
          </text:list-item>
        </text:list>
        <text:p text:style-name="Text_20_Note">Všechno, co do e-mailové konference pošlete, včetně e-mailové adresy a dalších osobních informací uvedených ve zprávě, bude veřejně viditelné bez možnosti smazání.</text:p>
        <text:h text:style-name="P34" text:outline-level="2"><text:bookmark-start text:name="__RefHeading__5642_1566568644"/>Poděkování<text:bookmark-end text:name="__RefHeading__5642_1566568644"/></text:h>
        <text:p text:style-name="Text_20_body">Tato příloha byla vytvořena na základě přílohy A knihy <text:span text:style-name="LOEmphasis">Getting Started with OpenOffice.org 3.3</text:span>. Přispěvatelé do této přílohy jsou: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12">Peter Hillier-Brook</text:p>
            </table:table-cell>
            <table:table-cell table:style-name="Table3.A1" office:value-type="string">
              <text:p text:style-name="P12">Jean Hollis Weber</text:p>
            </table:table-cell>
            <table:table-cell table:style-name="Table3.A1" office:value-type="string">
              <text:p text:style-name="P12">Alexander Noël Dunne</text:p>
            </table:table-cell>
          </table:table-row>
          <table:table-row>
            <table:table-cell table:style-name="Table3.A1" office:value-type="string">
              <text:p text:style-name="P14">John A Smith</text:p>
            </table:table-cell>
            <table:table-cell table:style-name="Table3.A1" office:value-type="string">
              <text:p text:style-name="P14">Ron Faile Jr.</text:p>
            </table:table-cell>
            <table:table-cell table:style-name="Table3.A1" office:value-type="string">
              <text:p text:style-name="P12"/>
            </table:table-cell>
          </table:table-row>
        </table:table>
        <text:h text:style-name="P35" text:outline-level="2"><text:bookmark-start text:name="__RefHeading__5644_1566568644"/>Datum vydání a verze programu<text:bookmark-end text:name="__RefHeading__5644_1566568644"/></text:h>
        <text:p text:style-name="P4">Anglický originál byl vydán <text:span text:style-name="T10">v srpnu</text:span> 201<text:span text:style-name="T10">8</text:span>. Kniha je určena pro LibreOffice <text:span text:style-name="T6">6.0</text:span>.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41"><text:a xlink:type="simple" xlink:href="#__RefHeading__5636_1566568644" text:style-name="Index_20_Link" text:visited-style-name="Index_20_Link">Autorská práva<text:tab/>2</text:a></text:p>
            <text:p text:style-name="P26"><text:a xlink:type="simple" xlink:href="#__RefHeading__5638_1566568644" text:style-name="Index_20_Link" text:visited-style-name="Index_20_Link">Přispěvatelé<text:tab/>2</text:a></text:p>
            <text:p text:style-name="P26"><text:a xlink:type="simple" xlink:href="#__RefHeading__5640_1566568644" text:style-name="Index_20_Link" text:visited-style-name="Index_20_Link">Zpětná vazba<text:tab/>2</text:a></text:p>
            <text:p text:style-name="P26"><text:a xlink:type="simple" xlink:href="#__RefHeading__5642_1566568644" text:style-name="Index_20_Link" text:visited-style-name="Index_20_Link">Poděkování<text:tab/>2</text:a></text:p>
            <text:p text:style-name="P26"><text:a xlink:type="simple" xlink:href="#__RefHeading__5644_1566568644" text:style-name="Index_20_Link" text:visited-style-name="Index_20_Link">Datum vydání a verze programu<text:tab/>2</text:a></text:p>
            <text:p text:style-name="P41"><text:a xlink:type="simple" xlink:href="#__RefHeading__5648_1566568644" text:style-name="Index_20_Link" text:visited-style-name="Index_20_Link">Úvod<text:tab/>4</text:a></text:p>
            <text:p text:style-name="P26"><text:a xlink:type="simple" xlink:href="#__RefHeading___Toc1325_1404361889" text:style-name="Index_20_Link" text:visited-style-name="Index_20_Link">Asistenční pomůcky v LibreOffice<text:tab/>4</text:a></text:p>
            <text:p text:style-name="P26"><text:a xlink:type="simple" xlink:href="#__RefHeading__6646_1474499666" text:style-name="Index_20_Link" text:visited-style-name="Index_20_Link">Tip pro uživatele systému Macintosh<text:tab/>4</text:a></text:p>
            <text:p text:style-name="P26"><text:a xlink:type="simple" xlink:href="#__RefHeading___Toc1359_1404361889" text:style-name="Index_20_Link" text:visited-style-name="Index_20_Link">Získání nápovědy<text:tab/>4</text:a></text:p>
            <text:p text:style-name="P41"><text:a xlink:type="simple" xlink:href="#__RefHeading__3055_280305268" text:style-name="Index_20_Link" text:visited-style-name="Index_20_Link">Obecné klávesové zkratky<text:tab/>5</text:a></text:p>
            <text:p text:style-name="P26"><text:a xlink:type="simple" xlink:href="#__RefHeading__7990_1196992793" text:style-name="Index_20_Link" text:visited-style-name="Index_20_Link">Otevírání nabídky a položek nabídky<text:tab/>5</text:a></text:p>
            <text:p text:style-name="P26"><text:a xlink:type="simple" xlink:href="#__RefHeading__9176_964876837" text:style-name="Index_20_Link" text:visited-style-name="Index_20_Link">Přístup k příkazům hlavní nabídky<text:tab/>5</text:a></text:p>
            <text:p text:style-name="P26"><text:a xlink:type="simple" xlink:href="#__RefHeading__2804_1683030460" text:style-name="Index_20_Link" text:visited-style-name="Index_20_Link">Spuštění příkazu nástrojové lišty<text:tab/>5</text:a></text:p>
            <text:p text:style-name="P41"><text:a xlink:type="simple" xlink:href="#__RefHeading__9178_964876837" text:style-name="Index_20_Link" text:visited-style-name="Index_20_Link">Navigace a výběr pomocí klávesnice<text:tab/>6</text:a></text:p>
            <text:p text:style-name="P41"><text:a xlink:type="simple" xlink:href="#__RefHeading__3057_280305268" text:style-name="Index_20_Link" text:visited-style-name="Index_20_Link">Ovládání dialogových oken<text:tab/>6</text:a></text:p>
            <text:p text:style-name="P41"><text:a xlink:type="simple" xlink:href="#__RefHeading__9180_964876837" text:style-name="Index_20_Link" text:visited-style-name="Index_20_Link">Ovládání maker<text:tab/>7</text:a></text:p>
            <text:p text:style-name="P41"><text:a xlink:type="simple" xlink:href="#__RefHeading__3063_280305268" text:style-name="Index_20_Link" text:visited-style-name="Index_20_Link">Správa dokumentů<text:tab/>7</text:a></text:p>
            <text:p text:style-name="P41"><text:a xlink:type="simple" xlink:href="#__RefHeading__3065_280305268" text:style-name="Index_20_Link" text:visited-style-name="Index_20_Link">Úprava dokumentů<text:tab/>7</text:a></text:p>
            <text:p text:style-name="P41"><text:a xlink:type="simple" xlink:href="#__RefHeading__4070_474125404" text:style-name="Index_20_Link" text:visited-style-name="Index_20_Link">Výběr řádků a sloupců v databázové tabulce otevřené pomocí Ctrl+Shift+F4<text:tab/>8</text:a></text:p>
            <text:p text:style-name="P41"><text:a xlink:type="simple" xlink:href="#__RefHeading__5929_1920147500" text:style-name="Index_20_Link" text:visited-style-name="Index_20_Link">Klávesové zkratky pro objekty kresby<text:tab/>8</text:a></text:p>
            <text:p text:style-name="P41"><text:a xlink:type="simple" xlink:href="#__RefHeading__3071_280305268" text:style-name="Index_20_Link" text:visited-style-name="Index_20_Link">Určení klávesových zkratek<text:tab/>9</text:a></text:p>
            <text:p text:style-name="P41"><text:a xlink:type="simple" xlink:href="#__RefHeading__3073_280305268" text:style-name="Index_20_Link" text:visited-style-name="Index_20_Link">Více informací<text:tab/>9</text:a></text:p>
          </text:index-body>
        </text:table-of-content>
        <text:p text:style-name="Page_20_Break"/>
      </text:section>
      <text:h text:style-name="P30" text:outline-level="1"><text:bookmark-start text:name="__RefHeading__5648_1566568644"/>Úvod<text:bookmark-end text:name="__RefHeading__5648_1566568644"/></text:h>
      <text:p text:style-name="P6">LibreOffice je možné používat i bez kurzorového zařízení, jako je například myš nebo touchpad, a to pomocí zabudovaných klávesových zkratek.</text:p>
      <text:p text:style-name="P10">Tato příloha uvádí seznam některých nejčastěji používaných zabudovaných klávesových zkratek, které je možné používat ve všech programech balíku LibreOffice. Klávesové zkratky, typické pro jednotlivé součásti Writer, Calc, Impress, Draw a Base, jsou uvedeny v příručkách k jednotlivým programům nebo je lze nalézt v nápovědě.</text:p>
      <text:list xml:id="list189754654" text:style-name="Heading_20_Caution">
        <text:list-item>
          <text:p text:style-name="Heading_20_Caution">Upozornění</text:p>
        </text:list-item>
      </text:list>
      <text:p text:style-name="P17">Některé zde uvedené klávesové zkratky nemusí fungovat, pokud je operační systém používá pro jiné účely.</text:p>
      <text:p text:style-name="P17">Takové konflikty můžeme vyřešit přiřazením jiné klávesové zkratky, a to buď změnou nastavení LibreOffice (kapitola 14) nebo operačního systému (informace je třeba vyhledat v jeho dokumentaci).</text:p>
      <text:h text:style-name="P39" text:outline-level="2"><text:bookmark-start text:name="__RefHeading___Toc1325_1404361889"/>Asistenční pomůcky v LibreOffice<text:bookmark-end text:name="__RefHeading___Toc1325_1404361889"/></text:h>
      <text:p text:style-name="P5">Kromě klávesových zkratek podporuje LibreOffice také některé technologické nástroje pro přístupnost, jako je software pro zvětšení obrazovky, čtečky obrazovky a klávesnice na obrazovce. Mějte na paměti, že podpora zpřístupnění závisí na technologii Java, díky které komunikuje s pomocnými nástroji. To znamená, že první spuštění programu může trvat o několik sekund déle, protože se musí spustit také běhové prostředí Javy.</text:p>
      <text:p text:style-name="Text_20_body">Aktuální seznam podporovaných asistenčních pomůcek lze nalézt na wiki na stránce <text:a xlink:type="simple" xlink:href="http://wiki.documentfoundation.org/Accessibility" text:style-name="Internet_20_link" text:visited-style-name="Visited_20_Internet_20_Link">http://wiki.documentfoundation.org/Accessibility</text:a>.</text:p>
      <text:h text:style-name="P36" text:outline-level="2"><text:bookmark-start text:name="__RefHeading__6646_1474499666"/>Tip pro uživatele systému Macintosh<text:bookmark-end text:name="__RefHeading__6646_1474499666"/></text:h>
      <text:p text:style-name="P9">Některé klávesové zkratky a položky nabídky jsou v systému Mac jiné než v systémech Windows a Linux. V následující tabulce se nacházejí některé nejdůležitější rozdíly, které se vztahují na informace v této příručce. Podrobnější seznam se nachází v nápovědě k aplikaci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Table_20_Heading">Windows nebo Linux</text:p>
          </table:table-cell>
          <table:table-cell table:style-name="Table10.A1" office:value-type="string">
            <text:p text:style-name="Table_20_Heading">Ekvivalent pro Mac</text:p>
          </table:table-cell>
          <table:table-cell table:style-name="Table10.A1" office:value-type="string">
            <text:p text:style-name="Table_20_Heading">Význam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Klepnutí pravým tlačítkem</text:span></text:p>
          </table:table-cell>
          <table:table-cell table:style-name="Table10.A2" office:value-type="string">
            <text:p text:style-name="P19">Control+klepnutí a/nebo klepnutí pravým tlačítkem v závislosti na operačním systému počítače</text:p>
          </table:table-cell>
          <table:table-cell table:style-name="Table10.C2" office:value-type="string">
            <text:p text:style-name="P19">Otevře se místní nabídka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Ctrl</text:span> (<text:span text:style-name="LOKeystroke">Control</text:span>)</text:p>
          </table:table-cell>
          <table:table-cell table:style-name="Table10.A2" office:value-type="string">
            <text:p text:style-name="P19">⌘ (<text:span text:style-name="LOKeystroke">Command</text:span>)</text:p>
          </table:table-cell>
          <table:table-cell table:style-name="Table10.A2" office:value-type="string">
            <text:p text:style-name="P19">Používá se i s jinými klávesami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F5</text:span></text:p>
          </table:table-cell>
          <table:table-cell table:style-name="Table10.A2" office:value-type="string">
            <text:p text:style-name="P19"><text:span text:style-name="LOKeystroke">Shift</text:span>+⌘+<text:span text:style-name="LOKeystroke">F5</text:span></text:p>
          </table:table-cell>
          <table:table-cell table:style-name="Table10.C2" office:value-type="string">
            <text:p text:style-name="P19">Otevřete Navigátor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F11</text:span></text:p>
          </table:table-cell>
          <table:table-cell table:style-name="Table10.A2" office:value-type="string">
            <text:p text:style-name="P19">⌘+<text:span text:style-name="LOKeystroke">T</text:span></text:p>
          </table:table-cell>
          <table:table-cell table:style-name="Table10.A2" office:value-type="string">
            <text:p text:style-name="P19">Otevře okno Styly a formátování.</text:p>
          </table:table-cell>
        </table:table-row>
      </table:table>
      <text:h text:style-name="P37" text:outline-level="2"><text:bookmark-start text:name="__RefHeading___Toc1359_1404361889"/>Získání nápovědy<text:bookmark-end text:name="__RefHeading___Toc1359_1404361889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Heading">Klávesové zkratky</text:p>
          </table:table-cell>
          <table:table-cell table:style-name="Table4.A1" office:value-type="string">
            <text:p text:style-name="Table_20_Heading">Výsledek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LOKeystroke">F1</text:span></text:p>
          </table:table-cell>
          <table:table-cell table:style-name="Table4.A2" office:value-type="string">
            <text:p text:style-name="P23">Otevře nápovědu LibreOffice <text:span text:style-name="T6">ve webovém prohlížeči. Pokud není nainstalován místní balíček nápovědy, otevře LibreOffice online nápovědu umístěnou na stránce </text:span><text:a xlink:type="simple" xlink:href="http://help.libreoffice.org/" text:style-name="Internet_20_link" text:visited-style-name="Visited_20_Internet_20_Link"><text:span text:style-name="T6">http://help.libreoffice.org</text:span></text:a><text:span text:style-name="T6"> </text:span></text:p>
          </table:table-cell>
        </table:table-row>
        <table:table-row table:style-name="Table4.1">
          <table:table-cell table:style-name="Table4.A2" office:value-type="string">
            <text:p text:style-name="P23"><text:span text:style-name="LOKeystroke">Shift+F1</text:span></text:p>
          </table:table-cell>
          <table:table-cell table:style-name="Table4.B3" office:value-type="string">
            <text:p text:style-name="P23">Kurzor se přepne do režimu <text:span text:style-name="LOEmphasis">Co je to?</text:span> se symbolem otazníku. Zobrazí se tip pro položku pod kurzorem. <text:span text:style-name="T7">Klávesová zkratka nefunguje s nápovědou online.</text:span></text:p>
          </table:table-cell>
        </table:table-row>
        <table:table-row table:style-name="Table4.1">
          <table:table-cell table:style-name="Table4.A2" office:value-type="string">
            <text:p text:style-name="P23"><text:span text:style-name="LOKeystroke">Shift+F2</text:span></text:p>
          </table:table-cell>
          <table:table-cell table:style-name="Table4.A2" office:value-type="string">
            <text:p text:style-name="P24">Zobrazí se tip pro vybranou položku. <text:span text:style-name="T7">Klávesová zkratka nefunguje s nápovědou online.</text:span></text:p>
          </table:table-cell>
        </table:table-row>
        <table:table-row table:style-name="Table4.1">
          <table:table-cell table:style-name="Table4.A2" office:value-type="string">
            <text:p text:style-name="P23"><text:span text:style-name="LOKeystroke">Esc</text:span></text:p>
          </table:table-cell>
          <table:table-cell table:style-name="Table4.B5" office:value-type="string">
            <text:p text:style-name="P23">V nápovědě LibreOffice: přejde se o úroveň výš. <text:span text:style-name="T8">V nápovědě online je klíč zpracován prohlížečem.</text:span></text:p>
          </table:table-cell>
        </table:table-row>
      </table:table>
      <text:h text:style-name="P27" text:outline-level="1"><text:bookmark-start text:name="__RefHeading__3055_280305268"/><text:soft-page-break/>Obecné klávesové zkratky<text:bookmark-end text:name="__RefHeading__3055_280305268"/></text:h>
      <text:h text:style-name="P38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Table_20_Heading">Klávesové zkratky</text:p>
          </table:table-cell>
          <table:table-cell table:style-name="Table8.A1" office:value-type="string">
            <text:p text:style-name="Table_20_Heading">Výsledek</text:p>
          </table:table-cell>
        </table:table-row>
        <table:table-row table:style-name="Table8.2">
          <table:table-cell table:style-name="Table8.A2" office:value-type="string">
            <text:p text:style-name="P20"><text:span text:style-name="LOKeystroke">Alt+&lt;?&gt;</text:span></text:p>
          </table:table-cell>
          <table:table-cell table:style-name="Table8.A2" office:value-type="string">
            <text:p text:style-name="P20">Otevře se nabídka, přičemž &lt;?&gt; je podtržené písmeno nabídky, kterou chceme otevřít. Například <text:span text:style-name="LOKeystroke">Alt+F</text:span> otevře nabídku <text:span text:style-name="LOMenuPath">Soubor.</text:span></text:p>
            <text:p text:style-name="P20">Pokud je nabídka otevřená, opět v jednotlivých položkách vidíme podtržené znaky. K těmto položkám menu se dostaneme přímo stisknutím podtrženého znaku. Pokud tentýž podtržený znak má dvě položky, stiskneme ho dvakrát, čímž se přesuneme na druhou položku.</text:p>
            <text:p text:style-name="P20">Příklad: pokud chceme vybrat položku <text:span text:style-name="LOMenuPath">Řídicí znaky</text:span> v nabídce <text:span text:style-name="LOMenuPath">Zobrazit</text:span>, dvakrát stiskneme klávesu <text:span text:style-name="LOKeystroke">R</text:span>, abychom se z úvodního výběru položky <text:span text:style-name="LOMenuPath">Pravítko</text:span> přesunuli na <text:span text:style-name="LOMenuPath">Řídicí znaky</text:span>.</text:p>
            <text:p text:style-name="P20">Může se stát, že položka v nabídce nemá podtržený žádný znak. Na ni je třeba přímo kliknout myší.</text:p>
          </table:table-cell>
        </table:table-row>
        <table:table-row table:style-name="Table8.3">
          <table:table-cell table:style-name="Table8.A2" office:value-type="string">
            <text:p text:style-name="P20"><text:span text:style-name="LOKeystroke">Esc</text:span></text:p>
          </table:table-cell>
          <table:table-cell table:style-name="Table8.A2" office:value-type="string">
            <text:p text:style-name="P20">Zavře se otevřená nabídka.</text:p>
          </table:table-cell>
        </table:table-row>
        <table:table-row table:style-name="Table8.4">
          <table:table-cell table:style-name="Table8.A2" office:value-type="string">
            <text:p text:style-name="P20"><text:span text:style-name="LOKeystroke">F6</text:span></text:p>
          </table:table-cell>
          <table:table-cell table:style-name="Table8.A2" office:value-type="string">
            <text:p text:style-name="P20">Opakované stisknutí <text:span text:style-name="LOKeystroke">F6</text:span> opětovně aktivuje následující objekty:</text:p>
            <text:list xml:id="list1439745660" text:style-name="L1">
              <text:list-item>
                <text:p text:style-name="P42">Hlavní nabídka</text:p>
              </text:list-item>
              <text:list-item>
                <text:p text:style-name="P42">Každou nástrojovou lištu ve směru shora dolů a zleva doprava</text:p>
              </text:list-item>
              <text:list-item>
                <text:p text:style-name="P42">Všechna volná okna zleva doprava</text:p>
              </text:list-item>
              <text:list-item>
                <text:p text:style-name="P42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P20"><text:span text:style-name="LOKeystroke">Shift+F6</text:span></text:p>
          </table:table-cell>
          <table:table-cell table:style-name="Table8.A2" office:value-type="string">
            <text:p text:style-name="P20">Objekty se aktivují v opačném pořadí.</text:p>
          </table:table-cell>
        </table:table-row>
        <table:table-row table:style-name="Table8.6">
          <table:table-cell table:style-name="Table8.A2" office:value-type="string">
            <text:p text:style-name="P20"><text:span text:style-name="LOKeystroke">Ctrl+F6</text:span></text:p>
          </table:table-cell>
          <table:table-cell table:style-name="Table8.A2" office:value-type="string">
            <text:p text:style-name="P20">Aktivuje se dokument.</text:p>
          </table:table-cell>
        </table:table-row>
        <table:table-row table:style-name="Table8.7">
          <table:table-cell table:style-name="Table8.A2" office:value-type="string">
            <text:p text:style-name="P20"><text:span text:style-name="LOKeystroke">F10 </text:span>nebo<text:span text:style-name="LOKeystroke"> Alt</text:span></text:p>
          </table:table-cell>
          <table:table-cell table:style-name="Table8.A2" office:value-type="string">
            <text:p text:style-name="P20">Přepíná do hlavní nabídky a zpět.</text:p>
          </table:table-cell>
        </table:table-row>
        <table:table-row table:style-name="Table8.8">
          <table:table-cell table:style-name="Table8.A2" office:value-type="string">
            <text:p text:style-name="P20"><text:span text:style-name="LOKeystroke">Esc</text:span></text:p>
          </table:table-cell>
          <table:table-cell table:style-name="Table8.A2" office:value-type="string">
            <text:p text:style-name="P20">Zavře se otevřená nabídka.</text:p>
          </table:table-cell>
        </table:table-row>
      </table:table>
      <text:h text:style-name="P38" text:outline-level="2"><text:bookmark-start text:name="__RefHeading__9176_964876837"/>Přístup k příkazům hlavní nabídky<text:bookmark-end text:name="__RefHeading__9176_964876837"/></text:h>
      <text:p text:style-name="P6">Pokud stiskneme <text:span text:style-name="LOKeystroke">Alt</text:span> <text:span text:style-name="LOKeystroke"/> nebo <text:span text:style-name="LOKeystroke">F10</text:span>, otevřeme první položku v hlavní nabídce (podnabídku <text:span text:style-name="LOMenuPath">Soubor</text:span>). Pokud stiskneme <text:span text:style-name="LOKeystroke">šipku vpravo</text:span>, přejdeme na následující podnabídku, pokud stiskneme <text:span text:style-name="LOKeystroke">šipku vlevo</text:span>, přejdeme na předchozí podnabídku. Pomocí kláves <text:span text:style-name="LOKeystroke">Home</text:span> a <text:span text:style-name="LOKeystroke">End</text:span> přejdeme na první a poslední položku v hlavní nabídce.</text:p>
      <text:p text:style-name="P6">Klávesou <text:span text:style-name="LOKeystroke">šipka dolů</text:span> otevřeme vybranou podnabídku. Dalším stisknutím <text:span text:style-name="LOKeystroke">šipky dolů</text:span> nebo <text:span text:style-name="LOKeystroke">šipky nahoru</text:span> se výběr položky přesune mezi příkazy nabídky. <text:span text:style-name="LOKeystroke">Šipka vpravo</text:span> otevře existující podnabídku.</text:p>
      <text:p text:style-name="P6">Stisknutím <text:span text:style-name="LOKeystroke">Enter</text:span> se vybraný příkaz provede.</text:p>
      <text:h text:style-name="P38" text:outline-level="2"><text:bookmark-start text:name="__RefHeading__2804_1683030460"/><text:alphabetical-index-mark text:string-value="příkazy nástrojové lišty"/>Spuštění příkazu nástrojové lišty<text:bookmark-end text:name="__RefHeading__2804_1683030460"/></text:h>
      <text:p text:style-name="P6">Opakovaně stiskneme <text:span text:style-name="LOKeystroke">F6</text:span>, dokud se neaktivuje požadovaný panel nástrojů. Na vodorovné liště použijeme pro výběr ikony šipku doprava nebo doleva. Podobně, na svislé liště použijeme na výběr ikony šipku nahoru nebo dolů. Klávesa <text:span text:style-name="LOKeystroke">Home</text:span> aktivuje první ikonu panelu, zatímco klávesu <text:span text:style-name="LOKeystroke">End</text:span> vybere poslední.</text:p>
      <text:list xml:id="list192822025323569" text:continue-list="list2101209391" text:style-name="Heading_20_Note">
        <text:list-item>
          <text:p text:style-name="Heading_20_Note">Poznámka</text:p>
        </text:list-item>
      </text:list>
      <text:p text:style-name="Text_20_Note">Pokud má první objekt na nástrojové liště <text:span text:style-name="T9">editovatelné</text:span> textové pole, jako je <text:span text:style-name="LOMenuPath">Načíst URL</text:span> nebo <text:span text:style-name="LOMenuPath">Styl odstavce</text:span>, klávesy <text:span text:style-name="LOKeystroke">Home</text:span>, <text:span text:style-name="LOKeystroke">End</text:span>, <text:span text:style-name="LOKeystroke">Vpravo</text:span> a <text:span text:style-name="LOKeystroke">Vlevo</text:span> místo toho fungují v textovém poli.</text:p>
      <text:p text:style-name="Text_20_body">Stisknutím<text:span text:style-name="LOKeystroke">Enter</text:span> se vybraný příkaz přiřazený ikoně vykoná. Pokud vybraná ikona požaduje následné použití myši, například nakreslení čtverce nebo výběr objektu, potom stisk klávesy <text:span text:style-name="LOKeystroke">Enter</text:span> nepostačuje a je třeba stisknout <text:span text:style-name="LOKeystroke">Ctrl+Enter</text:span>.</text:p>
      <text:p text:style-name="Text_20_body"><text:soft-page-break/>Kombinaci <text:span text:style-name="LOKeystroke">Ctrl+Enter</text:span> stiskneme na ikoně nástroje pro vytváření grafických objektů. Objekt kresby se vloží do středu pohledu v přednastavené velikosti.</text:p>
      <text:p text:style-name="Text_20_body">Kombinaci <text:span text:style-name="LOKeystroke">Ctrl+Enter</text:span> stliskneme na ikoně nástroje pro výběr objektů. Pokud vybraný objekt chceme upravit nebo přesunout, musíme nejdříve stisknutím <text:span text:style-name="LOKeystroke">Ctrl+F6</text:span> aktivovat oblast dokumentu.</text:p>
      <text:h text:style-name="P28" text:outline-level="1"><text:bookmark-start text:name="__RefHeading__9178_964876837"/>Navigace a výběr pomocí klávesnice<text:bookmark-end text:name="__RefHeading__9178_964876837"/></text:h>
      <text:p text:style-name="P18">Procházet dokument a provádět výběr je možné i pomocí klávesnice.</text:p>
      <text:list xml:id="list3505077747" text:style-name="List_20_1">
        <text:list-item>
          <text:p text:style-name="P25">Pro přesun kurzoru stiskněte klávesu nebo kombinaci kláves podle následující tabulky.</text:p>
        </text:list-item>
        <text:list-item>
          <text:p text:style-name="P25">Pokud chceme znaky pod kurzorem vybrat, během jeho posunu přidržíme i klávesu <text:span text:style-name="LOKeystroke">Shift</text:span>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Table_20_Heading">Klávesa</text:p>
          </table:table-cell>
          <table:table-cell table:style-name="Table14.A1" office:value-type="string">
            <text:p text:style-name="Table_20_Heading">Funkce</text:p>
          </table:table-cell>
          <table:table-cell table:style-name="Table14.A1" office:value-type="string">
            <text:p text:style-name="Table_20_Heading">S klávesou Ctrl</text:p>
          </table:table-cell>
        </table:table-row>
        <table:table-row table:style-name="Table14.1">
          <table:table-cell table:style-name="Table14.A2" office:value-type="string">
            <text:p text:style-name="P20"><text:span text:style-name="LOKeystroke">Šipka vlevo, vpravo</text:span></text:p>
          </table:table-cell>
          <table:table-cell table:style-name="Table14.B2" office:value-type="string">
            <text:p text:style-name="P20">Přesune kurzor o jeden znak vlevo nebo vpravo.</text:p>
          </table:table-cell>
          <table:table-cell table:style-name="Table14.C2" office:value-type="string">
            <text:p text:style-name="P20">Přesune kurzor o jedno slovo vlevo nebo vpravo.</text:p>
          </table:table-cell>
        </table:table-row>
        <table:table-row table:style-name="Table14.1">
          <table:table-cell table:style-name="Table14.A2" office:value-type="string">
            <text:p text:style-name="P20"><text:span text:style-name="LOKeystroke">Šipka nahoru, dolů</text:span></text:p>
          </table:table-cell>
          <table:table-cell table:style-name="Table14.B3" office:value-type="string">
            <text:p text:style-name="P20">Přesune kurzor o řádek nahoru nebo dolů.</text:p>
          </table:table-cell>
          <table:table-cell table:style-name="Table14.C3" office:value-type="string">
            <text:p text:style-name="P22">(<text:span text:style-name="LOKeystroke">Ctrl+Alt</text:span>) Přesune kurzor o řádek nahoru nebo dolů o jeden odstavec.</text:p>
          </table:table-cell>
        </table:table-row>
        <table:table-row table:style-name="Table14.1">
          <table:table-cell table:style-name="Table14.A2" office:value-type="string">
            <text:p text:style-name="P20"><text:span text:style-name="LOKeystroke">Home</text:span></text:p>
          </table:table-cell>
          <table:table-cell table:style-name="Table14.B4" office:value-type="string">
            <text:p text:style-name="P20">Přesune kurzor na začátek aktuálního řádku.</text:p>
          </table:table-cell>
          <table:table-cell table:style-name="Table14.C2" office:value-type="string">
            <text:p text:style-name="P20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20"><text:span text:style-name="LOKeystroke">End</text:span></text:p>
          </table:table-cell>
          <table:table-cell table:style-name="Table14.B5" office:value-type="string">
            <text:p text:style-name="P20">Přesune kurzor na konec aktuálního řádku.</text:p>
          </table:table-cell>
          <table:table-cell table:style-name="Table14.C5" office:value-type="string">
            <text:p text:style-name="P20">Kurzor se přesune na konec dokumentu</text:p>
          </table:table-cell>
        </table:table-row>
        <table:table-row table:style-name="Table14.1">
          <table:table-cell table:style-name="Table14.A6" office:value-type="string">
            <text:p text:style-name="P20"><text:span text:style-name="LOKeystroke">PgUp</text:span></text:p>
          </table:table-cell>
          <table:table-cell table:style-name="Table14.B6" office:value-type="string">
            <text:p text:style-name="P20">Přesune kurzor o stránku nahoru.</text:p>
          </table:table-cell>
          <table:table-cell table:style-name="Table14.C2" office:value-type="string">
            <text:p text:style-name="P20">Přesune kurzor do záhlaví.</text:p>
          </table:table-cell>
        </table:table-row>
        <table:table-row table:style-name="Table14.1">
          <table:table-cell table:style-name="Table14.A7" office:value-type="string">
            <text:p text:style-name="P20"><text:span text:style-name="LOKeystroke">PgDn</text:span></text:p>
          </table:table-cell>
          <table:table-cell table:style-name="Table14.B7" office:value-type="string">
            <text:p text:style-name="P20">Přesune kurzor o stránku dolů.</text:p>
          </table:table-cell>
          <table:table-cell table:style-name="Table14.C7" office:value-type="string">
            <text:p text:style-name="P20">Přesune kurzor do zápatí.</text:p>
          </table:table-cell>
        </table:table-row>
      </table:table>
      <text:h text:style-name="P28" text:outline-level="1"><text:bookmark-start text:name="__RefHeading__3057_280305268"/><text:alphabetical-index-mark text:string-value="Ovládání dialogových oken"/>Ovládání dialogových oken<text:bookmark-end text:name="__RefHeading__3057_280305268"/></text:h>
      <text:p text:style-name="P6"><text:bookmark-start text:name="__RefHeading__7992_1196992793"/>Když otevřeme libovolné dialogové okno, jeden z jeho prvků (tlačítko, zaškrtávací pole, vstupní pole nebo přepínací pole) je zvýrazněn nebo označen bodíkovaným obdélníkem. To znamená, že na tento prvek zaměřil.<text:bookmark-end text:name="__RefHeading__7992_1196992793"/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Heading">Klávesové zkratky</text:p>
          </table:table-cell>
          <table:table-cell table:style-name="Table7.A1" office:value-type="string">
            <text:p text:style-name="Table_20_Heading">Výsledek</text:p>
          </table:table-cell>
        </table:table-row>
        <table:table-row table:style-name="Table7.2">
          <table:table-cell table:style-name="Table7.A2" office:value-type="string">
            <text:p text:style-name="P20"><text:span text:style-name="LOKeystroke">Enter</text:span></text:p>
          </table:table-cell>
          <table:table-cell table:style-name="Table7.B2" office:value-type="string">
            <text:p text:style-name="P20">Aktivuje se vybrané tlačítko. Ve většině případů, pokud není aktivní žádné tlačítko, stisk <text:span text:style-name="LOKeystroke">Enter</text:span> je ekvivalentní kliknutí na tlačítko <text:span text:style-name="LOMenuPath">OK</text:span>.</text:p>
          </table:table-cell>
        </table:table-row>
        <table:table-row table:style-name="Table7.3">
          <table:table-cell table:style-name="Table7.B2" office:value-type="string">
            <text:p text:style-name="P20"><text:span text:style-name="LOKeystroke">Esc</text:span></text:p>
          </table:table-cell>
          <table:table-cell table:style-name="Table7.B3" office:value-type="string">
            <text:p text:style-name="P20">Dialogové okno se zavře bez uložení nebo použití změn provedených během jeho otevření. Ve většině případů platí, že stisknutí <text:span text:style-name="LOKeystroke">Esc</text:span> je ekvivalentní kliknutí na tlačítko Zrušit. Pokud je otevřen rozbalovací seznam, klávesa <text:span text:style-name="LOKeystroke">Esc</text:span> ho zavře.</text:p>
          </table:table-cell>
        </table:table-row>
        <table:table-row table:style-name="Table7.4">
          <table:table-cell table:style-name="Table7.A4" office:value-type="string">
            <text:p text:style-name="P20"><text:span text:style-name="LOKeystroke">Mezerník</text:span></text:p>
          </table:table-cell>
          <table:table-cell table:style-name="Table7.B2" office:value-type="string">
            <text:p text:style-name="P20">Zaškrtne prázdné zaškrtávací pole. Zruší se zaškrtnutí zaškrtávacího pole.</text:p>
          </table:table-cell>
        </table:table-row>
        <table:table-row table:style-name="Table7.5">
          <table:table-cell table:style-name="Table7.B2" office:value-type="string">
            <text:p text:style-name="P20"><text:span text:style-name="LOKeystroke">Šipka nahoru, dolů</text:span></text:p>
          </table:table-cell>
          <table:table-cell table:style-name="Table7.B5" office:value-type="string">
            <text:p text:style-name="P20">Přesune zaměření v seznamu nahoru a dolů. Zvyšuje se nebo snižuje hodnota proměnné. V rámci části dialogového okna se zaměření přesouvá ve svislém směru.</text:p>
          </table:table-cell>
        </table:table-row>
        <table:table-row table:style-name="Table7.6">
          <table:table-cell table:style-name="Table7.B2" office:value-type="string">
            <text:p text:style-name="P20"><text:span text:style-name="LOKeystroke">Šipky doleva a doprava</text:span></text:p>
          </table:table-cell>
          <table:table-cell table:style-name="Table7.B2" office:value-type="string">
            <text:p text:style-name="P20">V rámci části dialogového okna se zaměření přesouvá ve vodorovném směru.</text:p>
          </table:table-cell>
        </table:table-row>
        <table:table-row table:style-name="Table7.7">
          <table:table-cell table:style-name="Table7.B2" office:value-type="string">
            <text:p text:style-name="P20"><text:span text:style-name="LOKeystroke">Tabulátor</text:span></text:p>
          </table:table-cell>
          <table:table-cell table:style-name="Table7.B7" office:value-type="string">
            <text:p text:style-name="P20">Zaměření se přesune na následující část nebo prvek dialogového okna.</text:p>
          </table:table-cell>
        </table:table-row>
        <table:table-row table:style-name="Table7.8">
          <table:table-cell table:style-name="Table7.B2" office:value-type="string">
            <text:p text:style-name="P20"><text:span text:style-name="LOKeystroke">Shift+Tabulátor</text:span></text:p>
          </table:table-cell>
          <table:table-cell table:style-name="Table7.B2" office:value-type="string">
            <text:p text:style-name="P20">Zaměření se vrátí na předchozí část nebo prvek dialogového okna.</text:p>
          </table:table-cell>
        </table:table-row>
        <table:table-row table:style-name="Table7.9">
          <table:table-cell table:style-name="Table7.B2" office:value-type="string">
            <text:p text:style-name="P20"><text:span text:style-name="LOKeystroke">Alt+šipka dolů</text:span></text:p>
          </table:table-cell>
          <table:table-cell table:style-name="Table7.B9" office:value-type="string">
            <text:p text:style-name="P20">Zobrazí se položky rozbalovacího seznamu.</text:p>
          </table:table-cell>
        </table:table-row>
      </table:table>
      <text:h text:style-name="P28" text:outline-level="1"><text:bookmark-start text:name="__RefHeading__9180_964876837"/><text:soft-page-break/>Ovládání maker<text:bookmark-end text:name="__RefHeading__9180_964876837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Klávesové zkratky</text:p>
          </table:table-cell>
          <table:table-cell table:style-name="Table1.A1" office:value-type="string">
            <text:p text:style-name="Table_20_Heading">Výsledek</text:p>
          </table:table-cell>
        </table:table-row>
        <table:table-row table:style-name="Table1.1">
          <table:table-cell table:style-name="Table1.A2" office:value-type="string">
            <text:p text:style-name="P20"><text:span text:style-name="LOKeystroke"> Ctrl+*</text:span> (znak násobení, pouze na numerické klávesnici)</text:p>
          </table:table-cell>
          <table:table-cell table:style-name="Table1.B2" office:value-type="string">
            <text:p text:style-name="P20">Spustí pole makra (Více informací o makrech se nachází v kapitole 9.)</text:p>
          </table:table-cell>
        </table:table-row>
        <table:table-row table:style-name="Table1.1">
          <table:table-cell table:style-name="Table1.A2" office:value-type="string">
            <text:p text:style-name="P20"><text:span text:style-name="LOKeystroke">Shift+Ctrl+Q</text:span></text:p>
          </table:table-cell>
          <table:table-cell table:style-name="Table1.A2" office:value-type="string">
            <text:p text:style-name="P20">Běžící makro se zastaví.</text:p>
          </table:table-cell>
        </table:table-row>
      </table:table>
      <text:h text:style-name="P28" text:outline-level="1"><text:bookmark-start text:name="__RefHeading__3063_280305268"/><text:alphabetical-index-mark text:string-value="Správa dokumentů"/>Správa dokumentů<text:bookmark-end text:name="__RefHeading__3063_280305268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Table_20_Heading">Klávesové zkratky</text:p>
          </table:table-cell>
          <table:table-cell table:style-name="Table5.A1" office:value-type="string">
            <text:p text:style-name="Table_20_Heading">Výsledek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F4</text:span> nebo <text:span text:style-name="LOKeystroke">Alt+F4</text:span></text:p>
          </table:table-cell>
          <table:table-cell table:style-name="Table5.A2" office:value-type="string">
            <text:p text:style-name="P20">Aktuální dokument se zavře. Pokud je zavřený poslední otevřený dokument, zavře se celý LibreOffice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O</text:span></text:p>
          </table:table-cell>
          <table:table-cell table:style-name="Table5.B3" office:value-type="string">
            <text:p text:style-name="P20">Otevře se dialogové okno Otevřít dokument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S</text:span></text:p>
          </table:table-cell>
          <table:table-cell table:style-name="Table5.A2" office:value-type="string">
            <text:p text:style-name="P20">Uloží aktuální dokument. Pokud pracujeme na dokumentu, který ještě nebyl uložen, zobrazí se dialogové okno Uložit jako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N</text:span></text:p>
          </table:table-cell>
          <table:table-cell table:style-name="Table5.B5" office:value-type="string">
            <text:p text:style-name="P20">Vytvoří nový dokument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Shift+Ctrl+N</text:span></text:p>
          </table:table-cell>
          <table:table-cell table:style-name="Table5.A2" office:value-type="string">
            <text:p text:style-name="P20">Otevře se dialogové okno Šablony a dokumenty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P</text:span></text:p>
          </table:table-cell>
          <table:table-cell table:style-name="Table5.B7" office:value-type="string">
            <text:p text:style-name="P20">Otevře se dialogové okno Tisk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Q</text:span></text:p>
          </table:table-cell>
          <table:table-cell table:style-name="Table5.A2" office:value-type="string">
            <text:p text:style-name="P20">Aplikace se zavře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Del</text:span></text:p>
          </table:table-cell>
          <table:table-cell table:style-name="Table5.B9" office:value-type="string">
            <text:p text:style-name="P21">V dialogových oknech Uložit a Otevřít se odstraní vybrané soubory a složky. Odstraněné položky lze nalézt ve složce Koš, pokud ji váš desktop obsahuje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Shift+Del</text:span></text:p>
          </table:table-cell>
          <table:table-cell table:style-name="Table5.A2" office:value-type="string">
            <text:p text:style-name="P20">V dialogových oknech Uložit a Otevřít se odstraní vybrané soubory a složky. Položky jsou nenávratně odstraněny, nelze je nalézt ve složce Koš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Backspace</text:span></text:p>
          </table:table-cell>
          <table:table-cell table:style-name="Table5.B11" office:value-type="string">
            <text:p text:style-name="P20">V dialogových oknech Uložit a Otevřít zobrazuje obsah nadřazené složky aktuálního adresáře.</text:p>
          </table:table-cell>
        </table:table-row>
      </table:table>
      <text:h text:style-name="P31" text:outline-level="1"><text:bookmark-start text:name="__RefHeading__3065_280305268"/>Úprava dokumentů<text:bookmark-end text:name="__RefHeading__3065_280305268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Standard">Klávesové zkratky</text:p>
          </table:table-cell>
          <table:table-cell table:style-name="Table6.A1" office:value-type="string">
            <text:p text:style-name="Standard">Výsledek</text:p>
          </table:table-cell>
        </table:table-row>
        <table:table-row table:style-name="Table6.2">
          <table:table-cell table:style-name="Table6.A2" office:value-type="string">
            <text:p text:style-name="P20"><text:span text:style-name="LOKeystroke">Ctrl+X, Shift+Del</text:span></text:p>
          </table:table-cell>
          <table:table-cell table:style-name="Table6.B2" office:value-type="string">
            <text:p text:style-name="P20">Vybrané položky se vyjmou.</text:p>
          </table:table-cell>
        </table:table-row>
        <table:table-row table:style-name="Table6.3">
          <table:table-cell table:style-name="Table6.A2" office:value-type="string">
            <text:p text:style-name="P20"><text:span text:style-name="LOKeystroke">Ctrl+C, Ctrl+Ins</text:span></text:p>
          </table:table-cell>
          <table:table-cell table:style-name="Table6.A2" office:value-type="string">
            <text:p text:style-name="P20">Zkopíruje vybrané položky do schránky.</text:p>
          </table:table-cell>
        </table:table-row>
        <table:table-row table:style-name="Table6.4">
          <table:table-cell table:style-name="Table6.A2" office:value-type="string">
            <text:p text:style-name="P20"><text:span text:style-name="LOKeystroke">Ctrl+V, Shift+Ins</text:span></text:p>
          </table:table-cell>
          <table:table-cell table:style-name="Table6.B2" office:value-type="string">
            <text:p text:style-name="P20">Zkopírované nebo vyjmuté položky se vloží ze systémové schránky na místo kurzoru.</text:p>
          </table:table-cell>
        </table:table-row>
        <table:table-row table:style-name="Table6.5">
          <table:table-cell table:style-name="Table6.A2" office:value-type="string">
            <text:p text:style-name="P20"><text:span text:style-name="LOKeystroke">Ctrl+Shift+V</text:span></text:p>
          </table:table-cell>
          <table:table-cell table:style-name="Table6.A2" office:value-type="string">
            <text:p text:style-name="P20">Otevře dialogové okno Vložit jinak.</text:p>
          </table:table-cell>
        </table:table-row>
        <table:table-row table:style-name="Table6.6">
          <table:table-cell table:style-name="Table6.A2" office:value-type="string">
            <text:p text:style-name="P20"><text:span text:style-name="LOKeystroke">Ctrl+A</text:span></text:p>
          </table:table-cell>
          <table:table-cell table:style-name="Table6.B2" office:value-type="string">
            <text:p text:style-name="P20">Vybere vše.</text:p>
          </table:table-cell>
        </table:table-row>
        <table:table-row table:style-name="Table6.7">
          <table:table-cell table:style-name="Table6.A2" office:value-type="string">
            <text:p text:style-name="P20"><text:span text:style-name="LOKeystroke">Ctrl+Z</text:span></text:p>
          </table:table-cell>
          <table:table-cell table:style-name="Table6.A2" office:value-type="string">
            <text:p text:style-name="P20">Vrátí poslední akci.</text:p>
          </table:table-cell>
        </table:table-row>
        <table:table-row table:style-name="Table6.8">
          <table:table-cell table:style-name="Table6.A2" office:value-type="string">
            <text:p text:style-name="P20"><text:span text:style-name="LOKeystroke">Ctrl+Y</text:span></text:p>
          </table:table-cell>
          <table:table-cell table:style-name="Table6.B2" office:value-type="string">
            <text:p text:style-name="P20">Znovu provede poslední akci.</text:p>
          </table:table-cell>
        </table:table-row>
        <table:table-row table:style-name="Table6.9">
          <table:table-cell table:style-name="Table6.A2" office:value-type="string">
            <text:p text:style-name="P20"><text:span text:style-name="LOKeystroke">Ctrl+Shift+Y</text:span></text:p>
          </table:table-cell>
          <table:table-cell table:style-name="Table6.A2" office:value-type="string">
            <text:p text:style-name="P20">Zopakuje poslední příkaz.</text:p>
          </table:table-cell>
        </table:table-row>
        <table:table-row table:style-name="Table6.10">
          <table:table-cell table:style-name="Table6.A2" office:value-type="string">
            <text:p text:style-name="P20"><text:span text:style-name="LOKeystroke">Ctrl+F</text:span></text:p>
          </table:table-cell>
          <table:table-cell table:style-name="Table6.B2" office:value-type="string">
            <text:p text:style-name="P20">Zobrazí nástrojou lištu Najít</text:p>
          </table:table-cell>
        </table:table-row>
        <table:table-row table:style-name="Table6.11">
          <table:table-cell table:style-name="Table6.A2" office:value-type="string">
            <text:p text:style-name="P20"><text:span text:style-name="LOKeystroke">Ctrl+H</text:span></text:p>
          </table:table-cell>
          <table:table-cell table:style-name="Table6.A2" office:value-type="string">
            <text:p text:style-name="P20">Zobrazí se dialogové okno Najít a nahradit</text:p>
          </table:table-cell>
        </table:table-row>
        <table:table-row table:style-name="Table6.12">
          <table:table-cell table:style-name="Table6.A2" office:value-type="string">
            <text:p text:style-name="P20"><text:span text:style-name="LOKeystroke">Ctrl+Shift+F</text:span></text:p>
          </table:table-cell>
          <table:table-cell table:style-name="Table6.B2" office:value-type="string">
            <text:p text:style-name="P20">Vyhledá posledně hledaný termín.</text:p>
          </table:table-cell>
        </table:table-row>
        <table:table-row table:style-name="Table6.13">
          <table:table-cell table:style-name="Table6.A2" office:value-type="string">
            <text:p text:style-name="P20"><text:span text:style-name="LOKeystroke">Ctrl+Shift+R</text:span></text:p>
          </table:table-cell>
          <table:table-cell table:style-name="Table6.A2" office:value-type="string">
            <text:p text:style-name="P20">Obnoví (překreslí) se zobrazení dokumentu.</text:p>
          </table:table-cell>
        </table:table-row>
        <table:table-row table:style-name="Table6.14">
          <table:table-cell table:style-name="Table6.A2" office:value-type="string">
            <text:p text:style-name="P20"><text:span text:style-name="LOKeystroke">Ctrl+Shift+I</text:span></text:p>
          </table:table-cell>
          <table:table-cell table:style-name="Table6.A2" office:value-type="string">
            <text:p text:style-name="P20">Zobrazí se nebo skryje kurzor v textu jen pro čtení.</text:p>
          </table:table-cell>
        </table:table-row>
      </table:table>
      <text:h text:style-name="P32" text:outline-level="1"><text:bookmark-start text:name="__RefHeading__4070_474125404"/><text:soft-page-break/>Výběr řádků a sloupců v <text:alphabetical-index-mark text:string-value="databázové tabulky"/>databázové tabulce otevřené pomocí Ctrl+Shift+F4<text:bookmark-end text:name="__RefHeading__4070_474125404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Table_20_Heading">Klávesové zkratky</text:p>
          </table:table-cell>
          <table:table-cell table:style-name="Table9.A1" office:value-type="string">
            <text:p text:style-name="Table_20_Heading">Výsledek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Mezerník</text:span></text:p>
          </table:table-cell>
          <table:table-cell table:style-name="Table9.B2" office:value-type="string">
            <text:p text:style-name="P20">Přepíná výběr řádku (pokud není řádek v režimu úprav)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Ctrl+Mezerník</text:span></text:p>
          </table:table-cell>
          <table:table-cell table:style-name="Table9.A2" office:value-type="string">
            <text:p text:style-name="P20">Přepne se výběr řádku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Shift+Mezerník</text:span></text:p>
          </table:table-cell>
          <table:table-cell table:style-name="Table9.B2" office:value-type="string">
            <text:p text:style-name="P20">Označí aktuální sloupec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Ctrl+Page Up</text:span></text:p>
          </table:table-cell>
          <table:table-cell table:style-name="Table9.A2" office:value-type="string">
            <text:p text:style-name="P20">Kurzor se přesune na první řádek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Ctrl+Page Down</text:span></text:p>
          </table:table-cell>
          <table:table-cell table:style-name="Table9.A2" office:value-type="string">
            <text:p text:style-name="P20">Kurzor se přesune na poslední řádek.</text:p>
          </table:table-cell>
        </table:table-row>
      </table:table>
      <text:h text:style-name="P28" text:outline-level="1"><text:bookmark-start text:name="__RefHeading__5929_1920147500"/>Klávesové zkratky pro <text:alphabetical-index-mark text:string-value="kresby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Table_20_Heading">Klávesové zkratky</text:p>
          </table:table-cell>
          <table:table-cell table:style-name="Table13.A1" office:value-type="string">
            <text:p text:style-name="Table_20_Heading">Výsledek</text:p>
          </table:table-cell>
        </table:table-row>
        <table:table-row table:style-name="Table13.1">
          <table:table-cell table:style-name="Table13.A2" office:value-type="string">
            <text:p text:style-name="P20">Pomocí <text:span text:style-name="LOKeystroke">F6</text:span> aktivujeme nástrojovou lištu. Pomocí <text:span text:style-name="LOKeystroke">šipky dolů</text:span> a <text:span text:style-name="LOKeystroke">vpravo</text:span> vybereme požadovanou ikonu na liště a stiskneme <text:span text:style-name="LOKeystroke">Ctrl+Enter</text:span></text:p>
          </table:table-cell>
          <table:table-cell table:style-name="Table13.B2" office:value-type="string">
            <text:p text:style-name="P20">Vloží objekt kresby.</text:p>
          </table:table-cell>
        </table:table-row>
        <table:table-row table:style-name="Table13.1">
          <table:table-cell table:style-name="Table13.A2" office:value-type="string">
            <text:p text:style-name="P20">Pomocí <text:span text:style-name="LOKeystroke">Ctrl+F6</text:span> aktivujeme plochu dokumentu a stiskneme <text:span text:style-name="LOKeystroke">Tab</text:span>.</text:p>
          </table:table-cell>
          <table:table-cell table:style-name="Table13.A2" office:value-type="string">
            <text:p text:style-name="P20">Vybere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Tabulátor</text:span></text:p>
          </table:table-cell>
          <table:table-cell table:style-name="Table13.B2" office:value-type="string">
            <text:p text:style-name="P20">Vybere dalš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Shift+Tabulátor</text:span></text:p>
          </table:table-cell>
          <table:table-cell table:style-name="Table13.A2" office:value-type="string">
            <text:p text:style-name="P20">Vybere předchoz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Home</text:span></text:p>
          </table:table-cell>
          <table:table-cell table:style-name="Table13.B2" office:value-type="string">
            <text:p text:style-name="P20">Vybere prvn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End</text:span></text:p>
          </table:table-cell>
          <table:table-cell table:style-name="Table13.A2" office:value-type="string">
            <text:p text:style-name="P20">Vybere posledn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Esc</text:span></text:p>
          </table:table-cell>
          <table:table-cell table:style-name="Table13.B2" office:value-type="string">
            <text:p text:style-name="P20">Ukončí výběr objektů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 Esc</text:span> (v režimu ručního výběru)</text:p>
          </table:table-cell>
          <table:table-cell table:style-name="Table13.A2" office:value-type="string">
            <text:p text:style-name="P20">Ukončí režim ručního výběru a vrátí se do režimu výběru objektů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Šipka nahoru/dolů/doleva/doprava</text:span></text:p>
          </table:table-cell>
          <table:table-cell table:style-name="Table13.B2" office:value-type="string">
            <text:p text:style-name="P20">Přesune vybraný bod (funkce pro přichycení k mřížce jsou dočasně vypnuty, ale koncové body se i tak přichytávají k sobě)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Alt+šipka nahoru/dolů/vlevo/vpravo</text:span></text:p>
          </table:table-cell>
          <table:table-cell table:style-name="Table13.A2" office:value-type="string">
            <text:p text:style-name="P20">Vybraný objekt se posune o jeden pixel (v režimu výběru objektu).</text:p>
            <text:p text:style-name="P20">Změní velikost objektu kresby (v režimu ručního výběru)</text:p>
            <text:p text:style-name="P20">Grafický objekt se otočí (v režimu rotace).</text:p>
            <text:p text:style-name="P20">Otevře se dialogové okno pro úpravu vlastností objektu kresby.</text:p>
            <text:p text:style-name="P20">Aktivuje režim Výběr bodů pro vybraný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Mezerník</text:span></text:p>
          </table:table-cell>
          <table:table-cell table:style-name="Table13.B2" office:value-type="string">
            <text:p text:style-name="P20">Vybere bod objektu kresby (v režimu Výběr bodů) / Zruší výběr.</text:p>
            <text:p text:style-name="P20">Vybraný bod krátce blikne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Shift+Mezerník</text:span></text:p>
          </table:table-cell>
          <table:table-cell table:style-name="Table13.A2" office:value-type="string">
            <text:p text:style-name="P20">Vybere další bod v režimu Výběr bodů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Tab</text:span></text:p>
          </table:table-cell>
          <table:table-cell table:style-name="Table13.B2" office:value-type="string">
            <text:p text:style-name="P20">Vybere se následující bod grafického objektu (v režimu výběru bodů) / Zruší výběr.</text:p>
            <text:p text:style-name="P20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Shift+Tab</text:span></text:p>
          </table:table-cell>
          <table:table-cell table:style-name="Table13.A2" office:value-type="string">
            <text:p text:style-name="P20">Vybere se předchozí bod grafického objektu (v režimu výběru bodů) / Zruší výběr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Enter</text:span></text:p>
          </table:table-cell>
          <table:table-cell table:style-name="Table13.B2" office:value-type="string">
            <text:p text:style-name="P20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Enter</text:span> na ikoně Výběr</text:p>
          </table:table-cell>
          <table:table-cell table:style-name="Table13.A2" office:value-type="string">
            <text:p text:style-name="P20">Aktivuje první objekt kresby v dokumentu.</text:p>
          </table:table-cell>
        </table:table-row>
        <text:soft-page-break/>
        <table:table-row table:style-name="Table13.1">
          <table:table-cell table:style-name="Table13.A2" office:value-type="string">
            <text:p text:style-name="P20"><text:span text:style-name="LOKeystroke">Esc</text:span></text:p>
          </table:table-cell>
          <table:table-cell table:style-name="Table13.B2" office:value-type="string">
            <text:p text:style-name="P20">Opustí se režim výběru bodů. Poté se vybere objekt kresby.</text:p>
            <text:p text:style-name="P20">Upraví se bod grafického objektu (v režimu výběru bodů).</text:p>
          </table:table-cell>
        </table:table-row>
        <table:table-row table:style-name="Table13.1">
          <table:table-cell table:style-name="Table13.A2" office:value-type="string">
            <text:p text:style-name="P20">Jakákoliv textová nebo nebo numerická klávesa</text:p>
          </table:table-cell>
          <table:table-cell table:style-name="Table13.A2" office:value-type="string">
            <text:p text:style-name="P20">Pokud je vybraný grafický objekt, přepne se do režimu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20">Klávesa <text:span text:style-name="LOKeystroke">Alt</text:span> při vytváření grafických objektů nebo při změně jejich velikosti</text:p>
          </table:table-cell>
          <table:table-cell table:style-name="Table13.B2" office:value-type="string">
            <text:p text:style-name="P20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20">Klávesa <text:span text:style-name="LOKeystroke">Shift</text:span> při vytváření grafických objektů nebo při změně jejich velikosti</text:p>
          </table:table-cell>
          <table:table-cell table:style-name="Table13.A2" office:value-type="string">
            <text:p text:style-name="P20">Pevný poměr výšky a šířky objektu.</text:p>
          </table:table-cell>
        </table:table-row>
      </table:table>
      <text:h text:style-name="P28" text:outline-level="1"><text:bookmark-start text:name="__RefHeading__3071_280305268"/>Určení klávesových zkratek<text:bookmark-end text:name="__RefHeading__3071_280305268"/></text:h>
      <text:p text:style-name="P6">Kromě zabudovaných <text:alphabetical-index-mark text:string-value="přiřazení" text:key1="klávesové zkratky"/>klávesových zkratek uvedených v této příloze můžeme definovat i své vlastní zkratky. Více informací se nachází v kapitole 14, Přizpůsobení LibreOffice.</text:p>
      <text:h text:style-name="P28" text:outline-level="1"><text:bookmark-start text:name="__RefHeading__3073_280305268"/>Více informací<text:bookmark-end text:name="__RefHeading__3073_280305268"/></text:h>
      <text:p text:style-name="P8"><text:bookmark-start text:name="__RefHeading__5648_15665686441"/>Více informací o klávesových zkratkách nebo o používání programu LibreOffice pouze pomocí klávesnice se nachází v nápovědě pod hesly „klávesové zkratky“ nebo „zpřístupnění“.<text:bookmark-end text:name="__RefHeading__5648_156656864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ib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2pt" fo:language="en" fo:country="US"/>
    </style:style>
    <style:style style:name="LOGuide.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2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3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4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5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6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7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8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9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0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2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3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4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5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6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e3e018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Více informací</text:chapter> <text:span text:style-name="MT1">| </text:span><text:page-number text:select-page="current">9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Klávesové zkratky pro objekty kresby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Příloha A Klávesové zkratky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0</text:page-number></text:span><text:span text:style-name="MT3">| </text:span><text:title>Příloha A Klávesové zkratky</text:title></text:p>
      </style:footer-left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20:23:23.539252000</meta:creation-date>
    <meta:editing-duration>PT18H41M19S</meta:editing-duration>
    <meta:editing-cycles>47</meta:editing-cycles>
    <meta:generator>LibreOffice/6.1.1.2$MacOSX_X86_64 LibreOffice_project/5d19a1bfa650b796764388cd8b33a5af1f5baa1b</meta:generator>
    <dc:title>Příloha A Klávesové zkratky</dc:title>
    <meta:initial-creator>Jean Weber</meta:initial-creator>
    <dc:date>2018-09-18T19:28:21.467265771</dc:date>
    <dc:creator>Jean Weber</dc:creator>
    <meta:document-statistic meta:table-count="12" meta:image-count="1" meta:object-count="0" meta:page-count="9" meta:paragraph-count="292" meta:word-count="2180" meta:character-count="13263" meta:non-whitespace-character-count="11376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